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bb7" officeooo:paragraph-rsid="00021bb7"/>
    </style:style>
    <style:style style:name="P2" style:family="paragraph" style:parent-style-name="Standard">
      <style:text-properties officeooo:rsid="0004bc89" officeooo:paragraph-rsid="0004bc89"/>
    </style:style>
    <style:style style:name="P3" style:family="paragraph" style:parent-style-name="Standard">
      <style:text-properties officeooo:rsid="0004ca7d" officeooo:paragraph-rsid="0004ca7d"/>
    </style:style>
    <style:style style:name="P4" style:family="paragraph" style:parent-style-name="Standard">
      <style:text-properties officeooo:rsid="000538b7" officeooo:paragraph-rsid="000538b7"/>
    </style:style>
    <style:style style:name="T1" style:family="text">
      <style:text-properties officeooo:rsid="0004ca7d"/>
    </style:style>
    <style:style style:name="T2" style:family="text">
      <style:text-properties officeooo:rsid="00053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yche Scraper</text:p>
      <text:p text:style-name="P1"/>
      <text:p text:style-name="P2">Embark on a daring mission <text:span text:style-name="T1">on one of the largest asteroids in the Solar System! <text:s/>Venture cross the surface of this strange world to gather resources and </text:span><text:span text:style-name="T2">learn about this magnificent relic of our Star System’s past to help answer questions about our own world’s origin. (do more stuff that alludes to Psyche’s mission).</text:span></text:p>
      <text:p text:style-name="P2"/>
      <text:p text:style-name="P3">The name of the game is Score Attack: you have three minutes to get the best score by collecting pickups of minerals and scientific data. <text:s/><text:span text:style-name="T2">Run and jump your way across Psyche to pickup as much as you can and beat the high score.</text:span></text:p>
      <text:p text:style-name="P3"/>
      <text:p text:style-name="P4">Item pick up chart</text:p>
      <text:p text:style-name="P4"/>
      <text:p text:style-name="P4">control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1:27:49.256000000</meta:creation-date>
    <dc:date>2025-02-21T23:04:24.365000000</dc:date>
    <meta:editing-duration>PT1H6M4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05" meta:character-count="586" meta:non-whitespace-character-count="484"/>
  </office:meta>
</office:document-meta>
</file>